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5c65e5"/>
    </style:style>
    <style:style style:name="P2" style:family="paragraph" style:parent-style-name="Heading_20_3">
      <style:text-properties officeooo:paragraph-rsid="005c65e5"/>
    </style:style>
    <style:style style:name="P3" style:family="paragraph" style:parent-style-name="Heading_20_3">
      <style:text-properties officeooo:paragraph-rsid="005f9f09"/>
    </style:style>
    <style:style style:name="P4" style:family="paragraph" style:parent-style-name="Heading_20_3">
      <style:text-properties officeooo:paragraph-rsid="00653773"/>
    </style:style>
    <style:style style:name="P5" style:family="paragraph" style:parent-style-name="Heading_20_3">
      <style:text-properties officeooo:paragraph-rsid="0071250e"/>
    </style:style>
    <style:style style:name="P6" style:family="paragraph" style:parent-style-name="Heading_20_4">
      <style:text-properties officeooo:paragraph-rsid="005c65e5"/>
    </style:style>
    <style:style style:name="P7" style:family="paragraph" style:parent-style-name="Heading_20_4">
      <style:text-properties officeooo:paragraph-rsid="005f9f09"/>
    </style:style>
    <style:style style:name="P8" style:family="paragraph" style:parent-style-name="Heading_20_4">
      <style:text-properties officeooo:paragraph-rsid="00653773"/>
    </style:style>
    <style:style style:name="P9" style:family="paragraph" style:parent-style-name="Heading_20_4">
      <style:text-properties officeooo:paragraph-rsid="0071250e"/>
    </style:style>
    <style:style style:name="P10" style:family="paragraph" style:parent-style-name="Text_20_body">
      <style:text-properties fo:font-weight="normal" officeooo:rsid="0050ccf6" officeooo:paragraph-rsid="005c65e5" style:font-weight-asian="normal" style:font-weight-complex="normal"/>
    </style:style>
    <style:style style:name="P11" style:family="paragraph" style:parent-style-name="Text_20_body">
      <style:text-properties fo:font-weight="normal" officeooo:rsid="00597f1d" officeooo:paragraph-rsid="005c65e5" style:font-weight-asian="normal" style:font-weight-complex="normal"/>
    </style:style>
    <style:style style:name="P12" style:family="paragraph" style:parent-style-name="Text_20_body">
      <style:text-properties fo:font-weight="normal" officeooo:rsid="004f8030" officeooo:paragraph-rsid="005c65e5" style:font-weight-asian="normal" style:font-weight-complex="normal"/>
    </style:style>
    <style:style style:name="P13" style:family="paragraph" style:parent-style-name="Text_20_body">
      <style:text-properties fo:font-weight="normal" officeooo:rsid="0052de8d" officeooo:paragraph-rsid="005c65e5" style:font-weight-asian="normal" style:font-weight-complex="normal"/>
    </style:style>
    <style:style style:name="P14" style:family="paragraph" style:parent-style-name="Text_20_body">
      <style:text-properties officeooo:rsid="0052de8d" officeooo:paragraph-rsid="005c65e5"/>
    </style:style>
    <style:style style:name="P15" style:family="paragraph" style:parent-style-name="Text_20_body">
      <style:text-properties officeooo:rsid="00255921" officeooo:paragraph-rsid="005c65e5"/>
    </style:style>
    <style:style style:name="P16" style:family="paragraph" style:parent-style-name="Text_20_body">
      <style:text-properties officeooo:rsid="00255921" officeooo:paragraph-rsid="005f9f09"/>
    </style:style>
    <style:style style:name="P17" style:family="paragraph" style:parent-style-name="Text_20_body">
      <style:text-properties officeooo:rsid="00255921" officeooo:paragraph-rsid="00653773"/>
    </style:style>
    <style:style style:name="P18" style:family="paragraph" style:parent-style-name="Text_20_body">
      <style:text-properties officeooo:rsid="00255921" officeooo:paragraph-rsid="0071250e"/>
    </style:style>
    <style:style style:name="P19" style:family="paragraph" style:parent-style-name="Text_20_body">
      <style:text-properties officeooo:rsid="00191153" officeooo:paragraph-rsid="005c65e5"/>
    </style:style>
    <style:style style:name="P20" style:family="paragraph" style:parent-style-name="Text_20_body">
      <style:text-properties officeooo:rsid="00191153" officeooo:paragraph-rsid="005f9f09"/>
    </style:style>
    <style:style style:name="P21" style:family="paragraph" style:parent-style-name="Text_20_body">
      <style:text-properties officeooo:rsid="00191153" officeooo:paragraph-rsid="00653773"/>
    </style:style>
    <style:style style:name="P22" style:family="paragraph" style:parent-style-name="Text_20_body">
      <style:text-properties officeooo:rsid="00191153" officeooo:paragraph-rsid="0071250e"/>
    </style:style>
    <style:style style:name="P23" style:family="paragraph" style:parent-style-name="Text_20_body">
      <style:text-properties officeooo:rsid="001ce804" officeooo:paragraph-rsid="005c65e5"/>
    </style:style>
    <style:style style:name="P24" style:family="paragraph" style:parent-style-name="Text_20_body">
      <style:text-properties officeooo:rsid="002af3b9" officeooo:paragraph-rsid="005c65e5"/>
    </style:style>
    <style:style style:name="P25" style:family="paragraph" style:parent-style-name="Text_20_body">
      <style:text-properties officeooo:rsid="002f007e" officeooo:paragraph-rsid="005c65e5"/>
    </style:style>
    <style:style style:name="P26" style:family="paragraph" style:parent-style-name="Text_20_body">
      <style:text-properties officeooo:rsid="00392d58" officeooo:paragraph-rsid="005c65e5"/>
    </style:style>
    <style:style style:name="P27" style:family="paragraph" style:parent-style-name="Text_20_body">
      <style:text-properties officeooo:rsid="003adc2b" officeooo:paragraph-rsid="005c65e5"/>
    </style:style>
    <style:style style:name="P28" style:family="paragraph" style:parent-style-name="Text_20_body">
      <style:text-properties officeooo:rsid="005a075c" officeooo:paragraph-rsid="005c65e5"/>
    </style:style>
    <style:style style:name="P29" style:family="paragraph" style:parent-style-name="Text_20_body">
      <style:text-properties officeooo:rsid="005e861d" officeooo:paragraph-rsid="005e861d"/>
    </style:style>
    <style:style style:name="P30" style:family="paragraph" style:parent-style-name="Text_20_body">
      <style:text-properties officeooo:rsid="0061b8c7" officeooo:paragraph-rsid="0061b8c7"/>
    </style:style>
    <style:style style:name="P31" style:family="paragraph" style:parent-style-name="Text_20_body">
      <style:text-properties officeooo:rsid="0064b48e" officeooo:paragraph-rsid="0064b48e"/>
    </style:style>
    <style:style style:name="P32" style:family="paragraph" style:parent-style-name="Text_20_body">
      <style:text-properties officeooo:rsid="0066fd4d" officeooo:paragraph-rsid="0066fd4d"/>
    </style:style>
    <style:style style:name="P33" style:family="paragraph" style:parent-style-name="Text_20_body">
      <style:text-properties officeooo:rsid="0072a174" officeooo:paragraph-rsid="0072a174"/>
    </style:style>
    <style:style style:name="T1" style:family="text">
      <style:text-properties officeooo:rsid="0018a0e1"/>
    </style:style>
    <style:style style:name="T2" style:family="text">
      <style:text-properties officeooo:rsid="00191153"/>
    </style:style>
    <style:style style:name="T3" style:family="text">
      <style:text-properties officeooo:rsid="001ce804"/>
    </style:style>
    <style:style style:name="T4" style:family="text">
      <style:text-properties officeooo:rsid="001dfc3e"/>
    </style:style>
    <style:style style:name="T5" style:family="text">
      <style:text-properties officeooo:rsid="001fd3eb"/>
    </style:style>
    <style:style style:name="T6" style:family="text">
      <style:text-properties officeooo:rsid="001ffff3"/>
    </style:style>
    <style:style style:name="T7" style:family="text">
      <style:text-properties officeooo:rsid="00228e77"/>
    </style:style>
    <style:style style:name="T8" style:family="text">
      <style:text-properties fo:font-weight="bold" style:font-weight-asian="bold" style:font-weight-complex="bold"/>
    </style:style>
    <style:style style:name="T9" style:family="text">
      <style:text-properties fo:font-weight="bold" officeooo:rsid="00228e77" style:font-weight-asian="bold" style:font-weight-complex="bold"/>
    </style:style>
    <style:style style:name="T10" style:family="text">
      <style:text-properties fo:font-weight="bold" officeooo:rsid="003332a6" style:font-weight-asian="bold" style:font-weight-complex="bold"/>
    </style:style>
    <style:style style:name="T11" style:family="text">
      <style:text-properties fo:font-weight="bold" officeooo:rsid="003a1ddf" style:font-weight-asian="bold" style:font-weight-complex="bold"/>
    </style:style>
    <style:style style:name="T12" style:family="text">
      <style:text-properties officeooo:rsid="00255921"/>
    </style:style>
    <style:style style:name="T13" style:family="text">
      <style:text-properties officeooo:rsid="00263d53"/>
    </style:style>
    <style:style style:name="T14" style:family="text">
      <style:text-properties officeooo:rsid="00285ae4"/>
    </style:style>
    <style:style style:name="T15" style:family="text">
      <style:text-properties officeooo:rsid="0028b625"/>
    </style:style>
    <style:style style:name="T16" style:family="text">
      <style:text-properties officeooo:rsid="00290c5e"/>
    </style:style>
    <style:style style:name="T17" style:family="text">
      <style:text-properties officeooo:rsid="002d26dd"/>
    </style:style>
    <style:style style:name="T18" style:family="text">
      <style:text-properties officeooo:rsid="002f9a41"/>
    </style:style>
    <style:style style:name="T19" style:family="text">
      <style:text-properties officeooo:rsid="00315d5d"/>
    </style:style>
    <style:style style:name="T20" style:family="text">
      <style:text-properties officeooo:rsid="003332a6"/>
    </style:style>
    <style:style style:name="T21" style:family="text">
      <style:text-properties officeooo:rsid="0038fbb6"/>
    </style:style>
    <style:style style:name="T22" style:family="text">
      <style:text-properties officeooo:rsid="0038fcbd"/>
    </style:style>
    <style:style style:name="T23" style:family="text">
      <style:text-properties officeooo:rsid="003a1ddf"/>
    </style:style>
    <style:style style:name="T24" style:family="text">
      <style:text-properties fo:font-weight="normal" style:font-weight-asian="normal" style:font-weight-complex="normal"/>
    </style:style>
    <style:style style:name="T25" style:family="text">
      <style:text-properties fo:font-weight="normal" officeooo:rsid="003a1ddf" style:font-weight-asian="normal" style:font-weight-complex="normal"/>
    </style:style>
    <style:style style:name="T26" style:family="text">
      <style:text-properties fo:font-weight="normal" officeooo:rsid="0041abec" style:font-weight-asian="normal" style:font-weight-complex="normal"/>
    </style:style>
    <style:style style:name="T27" style:family="text">
      <style:text-properties fo:font-weight="normal" officeooo:rsid="005a3db5" style:font-weight-asian="normal" style:font-weight-complex="normal"/>
    </style:style>
    <style:style style:name="T28" style:family="text">
      <style:text-properties fo:font-weight="normal" officeooo:rsid="005c90d2" style:font-weight-asian="normal" style:font-weight-complex="normal"/>
    </style:style>
    <style:style style:name="T29" style:family="text">
      <style:text-properties fo:font-weight="normal" officeooo:rsid="0064b3a3" style:font-weight-asian="normal" style:font-weight-complex="normal"/>
    </style:style>
    <style:style style:name="T30" style:family="text">
      <style:text-properties fo:font-weight="normal" officeooo:rsid="0064b48e" style:font-weight-asian="normal" style:font-weight-complex="normal"/>
    </style:style>
    <style:style style:name="T31" style:family="text">
      <style:text-properties fo:font-weight="normal" officeooo:rsid="006eefb8" style:font-weight-asian="normal" style:font-weight-complex="normal"/>
    </style:style>
    <style:style style:name="T32" style:family="text">
      <style:text-properties officeooo:rsid="003adc2b"/>
    </style:style>
    <style:style style:name="T33" style:family="text">
      <style:text-properties officeooo:rsid="003c2ba2"/>
    </style:style>
    <style:style style:name="T34" style:family="text">
      <style:text-properties officeooo:rsid="0044d82b"/>
    </style:style>
    <style:style style:name="T35" style:family="text">
      <style:text-properties officeooo:rsid="0048496d"/>
    </style:style>
    <style:style style:name="T36" style:family="text">
      <style:text-properties officeooo:rsid="004b76cf"/>
    </style:style>
    <style:style style:name="T37" style:family="text">
      <style:text-properties officeooo:rsid="0050ccf6"/>
    </style:style>
    <style:style style:name="T38" style:family="text">
      <style:text-properties officeooo:rsid="0054c0e1"/>
    </style:style>
    <style:style style:name="T39" style:family="text">
      <style:text-properties officeooo:rsid="0056b410"/>
    </style:style>
    <style:style style:name="T40" style:family="text">
      <style:text-properties officeooo:rsid="0057d2ee"/>
    </style:style>
    <style:style style:name="T41" style:family="text">
      <style:text-properties officeooo:rsid="0058fade"/>
    </style:style>
    <style:style style:name="T42" style:family="text">
      <style:text-properties officeooo:rsid="00597f1d"/>
    </style:style>
    <style:style style:name="T43" style:family="text">
      <style:text-properties officeooo:rsid="005a3db5"/>
    </style:style>
    <style:style style:name="T44" style:family="text">
      <style:text-properties officeooo:rsid="005c90d2"/>
    </style:style>
    <style:style style:name="T45" style:family="text">
      <style:text-properties officeooo:rsid="005cf9a2"/>
    </style:style>
    <style:style style:name="T46" style:family="text">
      <style:text-properties officeooo:rsid="005f994b"/>
    </style:style>
    <style:style style:name="T47" style:family="text">
      <style:text-properties officeooo:rsid="0060a31e"/>
    </style:style>
    <style:style style:name="T48" style:family="text">
      <style:text-properties officeooo:rsid="0061b8c7"/>
    </style:style>
    <style:style style:name="T49" style:family="text">
      <style:text-properties officeooo:rsid="0063377c"/>
    </style:style>
    <style:style style:name="T50" style:family="text">
      <style:text-properties officeooo:rsid="0066fd4d"/>
    </style:style>
    <style:style style:name="T51" style:family="text">
      <style:text-properties officeooo:rsid="00688d41"/>
    </style:style>
    <style:style style:name="T52" style:family="text">
      <style:text-properties officeooo:rsid="0069bdc4"/>
    </style:style>
    <style:style style:name="T53" style:family="text">
      <style:text-properties officeooo:rsid="006babff"/>
    </style:style>
    <style:style style:name="T54" style:family="text">
      <style:text-properties officeooo:rsid="006d0662"/>
    </style:style>
    <style:style style:name="T55" style:family="text">
      <style:text-properties officeooo:rsid="006e4bfc"/>
    </style:style>
    <style:style style:name="T56" style:family="text">
      <style:text-properties officeooo:rsid="0071250e"/>
    </style:style>
    <style:style style:name="T57" style:family="text">
      <style:text-properties officeooo:rsid="00721b81"/>
    </style:style>
    <style:style style:name="T58" style:family="text">
      <style:text-properties officeooo:rsid="00772668"/>
    </style:style>
    <style:style style:name="T59" style:family="text">
      <style:text-properties officeooo:rsid="00772b6e"/>
    </style:style>
    <style:style style:name="T60" style:family="text">
      <style:text-properties officeooo:rsid="0078c067"/>
    </style:style>
    <style:style style:name="T61" style:family="text">
      <style:text-properties officeooo:rsid="00796c8b"/>
    </style:style>
    <style:style style:name="T62" style:family="text">
      <style:text-properties officeooo:rsid="007c039f"/>
    </style:style>
    <style:style style:name="T63" style:family="text">
      <style:text-properties officeooo:rsid="007dcf51"/>
    </style:style>
    <style:style style:name="T64" style:family="text">
      <style:text-properties officeooo:rsid="007e204f"/>
    </style:style>
    <style:style style:name="T65" style:family="text">
      <style:text-properties officeooo:rsid="007e5a86"/>
    </style:style>
    <style:style style:name="T66" style:family="text">
      <style:text-properties officeooo:rsid="007ebf64"/>
    </style:style>
    <style:style style:name="T67" style:family="text">
      <style:text-properties officeooo:rsid="00820879"/>
    </style:style>
    <style:style style:name="T68" style:family="text">
      <style:text-properties officeooo:rsid="0082f72e"/>
    </style:style>
    <style:style style:name="T69" style:family="text">
      <style:text-properties officeooo:rsid="00841a2d"/>
    </style:style>
    <style:style style:name="T70" style:family="text">
      <style:text-properties officeooo:rsid="0084c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
      <text:h text:style-name="P2" text:outline-level="3"><text:bookmark-start text:name="__RefHeading___Toc4095_256866720"/><text:span text:style-name="T1">Sprint 1 – </text:span>Create New Debate <text:span text:style-name="T40">Room</text:span><text:bookmark-end text:name="__RefHeading___Toc4095_256866720"/></text:h>
      <text:h text:style-name="P6" text:outline-level="4"><text:bookmark-start text:name="__RefHeading___Toc4097_256866720"/><text:span text:style-name="T2">Overview</text:span><text:span text:style-name="T1">:</text:span><text:bookmark-end text:name="__RefHeading___Toc4097_256866720"/></text:h>
      <text:p text:style-name="P15">Start On: 9-10-23</text:p>
      <text:p text:style-name="P19">Complete By: <text:span text:style-name="T60">23</text:span>-10-23</text:p>
      <text:h text:style-name="P6" text:outline-level="4"><text:bookmark-start text:name="__RefHeading___Toc4099_256866720"/>Description:<text:bookmark-end text:name="__RefHeading___Toc4099_256866720"/></text:h>
      <text:p text:style-name="P19">Develop the first draft of the HTML document and create a Box the user can input some information into <text:span text:style-name="T3">and a button to submit it</text:span>. This should include:</text:p>
      <text:p text:style-name="P19">- A Box with a Heading that says “Create New Debate”</text:p>
      <text:p text:style-name="P19">- A line where the user can enter the Debate Title</text:p>
      <text:p text:style-name="P19">- A line where the user can enter the Debate Description</text:p>
      <text:p text:style-name="P19">- A line where the user can enter the Number of Participants Required for the Debate</text:p>
      <text:p text:style-name="P19">- A line where the user can enter the Start and End time of the Debate</text:p>
      <text:p text:style-name="P19">- <text:span text:style-name="T5">A button that can be pressed to submit the form</text:span></text:p>
      <text:h text:style-name="P6" text:outline-level="4" text:is-list-header="true"><text:bookmark-start text:name="__RefHeading___Toc4101_256866720"/>Review:<text:bookmark-end text:name="__RefHeading___Toc4101_256866720"/></text:h>
      <text:p text:style-name="P19">Completed: <text:span text:style-name="T4">Yes</text:span></text:p>
      <text:p text:style-name="P19">Additional Notes:</text:p>
      <text:h text:style-name="P2" text:outline-level="3"><text:bookmark-start text:name="__RefHeading___Toc4103_256866720"/><text:span text:style-name="T1">Sprint </text:span><text:span text:style-name="T2">2</text:span><text:span text:style-name="T1"> – </text:span><text:span text:style-name="T2">Write data to a JSON file</text:span><text:bookmark-end text:name="__RefHeading___Toc4103_256866720"/></text:h>
      <text:h text:style-name="P6" text:outline-level="4"><text:bookmark-start text:name="__RefHeading___Toc4105_256866720"/><text:span text:style-name="T2">Overview</text:span><text:span text:style-name="T1">:</text:span><text:bookmark-end text:name="__RefHeading___Toc4105_256866720"/></text:h>
      <text:p text:style-name="P15">Start On: 6-1<text:span text:style-name="T61">1</text:span>-23</text:p>
      <text:p text:style-name="P19">Complete By: 2<text:span text:style-name="T61">0</text:span>-1<text:span text:style-name="T61">1</text:span>-23</text:p>
      <text:h text:style-name="P6" text:outline-level="4"><text:bookmark-start text:name="__RefHeading___Toc4107_256866720"/>Description:<text:bookmark-end text:name="__RefHeading___Toc4107_256866720"/></text:h>
      <text:p text:style-name="P23">Add the functionality <text:span text:style-name="T7">with </text:span><text:span text:style-name="T9">JavaScript </text:span>to the <text:span text:style-name="T2">“Create New Debate” </text:span>box that will save the information into a JSON file, so that it may be recalled at a later time. </text:p>
      <text:p text:style-name="P23">- When the user clicks the Create New Debate Button, <text:span text:style-name="T5">all the information in the form should be saved into a JSON file.</text:span></text:p>
      <text:p text:style-name="P23">- <text:span text:style-name="T35">The JSON file should be a flat file.</text:span></text:p>
      <text:p text:style-name="P23">- <text:span text:style-name="T35">The browser should then start downloading the JSON file.</text:span></text:p>
      <text:h text:style-name="P6" text:outline-level="4" text:is-list-header="true"><text:bookmark-start text:name="__RefHeading___Toc4109_256866720"/>Review:<text:bookmark-end text:name="__RefHeading___Toc4109_256866720"/></text:h>
      <text:p text:style-name="P19">Completed: <text:span text:style-name="T6">Yes</text:span></text:p>
      <text:p text:style-name="P19"><text:soft-page-break/>Additional Notes:</text:p>
      <text:h text:style-name="P2" text:outline-level="3"><text:bookmark-start text:name="__RefHeading___Toc4111_256866720"/><text:span text:style-name="T1">Sprint </text:span><text:span text:style-name="T12">3</text:span><text:span text:style-name="T1"> – </text:span><text:span text:style-name="T14">Search </text:span><text:span text:style-name="T12">Debate </text:span><text:span text:style-name="T39">Rooms</text:span><text:bookmark-end text:name="__RefHeading___Toc4111_256866720"/></text:h>
      <text:h text:style-name="P6" text:outline-level="4"><text:bookmark-start text:name="__RefHeading___Toc4113_256866720"/><text:span text:style-name="T2">Overview</text:span><text:span text:style-name="T1">:</text:span><text:bookmark-end text:name="__RefHeading___Toc4113_256866720"/></text:h>
      <text:p text:style-name="P15">Start On: <text:span text:style-name="T62">20-11</text:span>-23</text:p>
      <text:p text:style-name="P19">Complete By: <text:span text:style-name="T62">4-</text:span>1<text:span text:style-name="T62">2</text:span>-23</text:p>
      <text:h text:style-name="P6" text:outline-level="4"><text:bookmark-start text:name="__RefHeading___Toc4115_256866720"/>Description:<text:bookmark-end text:name="__RefHeading___Toc4115_256866720"/></text:h>
      <text:p text:style-name="P19">Develop <text:span text:style-name="T14">with </text:span><text:span text:style-name="T8">HTML</text:span>, a Box <text:span text:style-name="T14">that lists all the debates the user has available to </text:span><text:span text:style-name="T15">them. </text:span><text:span text:style-name="T16">Each debate should be contained in a field that displays the Debate Title. </text:span></text:p>
      <text:p text:style-name="P24">- At the top of the stack of Debates is a search box where the user may enter some text (functionality will be added later).</text:p>
      <text:h text:style-name="P6" text:outline-level="4" text:is-list-header="true"><text:bookmark-start text:name="__RefHeading___Toc4117_256866720"/>Review:<text:bookmark-end text:name="__RefHeading___Toc4117_256866720"/></text:h>
      <text:p text:style-name="P19">Completed: <text:span text:style-name="T6">Yes</text:span></text:p>
      <text:p text:style-name="P19">Additional Notes: <text:span text:style-name="T36">E</text:span><text:span text:style-name="T16">ach field may be clicked on to load it into full view</text:span></text:p>
      <text:h text:style-name="P2" text:outline-level="3"><text:bookmark-start text:name="__RefHeading___Toc4119_256866720"/><text:span text:style-name="T1">Sprint </text:span><text:span text:style-name="T17">4</text:span><text:span text:style-name="T1"> – </text:span><text:span text:style-name="T19">Upload Debate </text:span><text:span text:style-name="T38">Room</text:span><text:bookmark-end text:name="__RefHeading___Toc4119_256866720"/></text:h>
      <text:h text:style-name="P6" text:outline-level="4"><text:bookmark-start text:name="__RefHeading___Toc4121_256866720"/><text:span text:style-name="T2">Overview</text:span><text:span text:style-name="T1">:</text:span><text:bookmark-end text:name="__RefHeading___Toc4121_256866720"/></text:h>
      <text:p text:style-name="P15">Start On: <text:span text:style-name="T63">4</text:span>-1<text:span text:style-name="T63">2</text:span>-23</text:p>
      <text:p text:style-name="P19">Complete By: <text:span text:style-name="T64">11</text:span>-1<text:span text:style-name="T64">2</text:span>-23</text:p>
      <text:h text:style-name="P6" text:outline-level="4"><text:bookmark-start text:name="__RefHeading___Toc4123_256866720"/>Description:<text:bookmark-end text:name="__RefHeading___Toc4123_256866720"/></text:h>
      <text:p text:style-name="P25"><text:span text:style-name="T20">T</text:span>he functionality <text:span text:style-name="T20">to upload a </text:span><text:span text:style-name="T10">JSON</text:span><text:span text:style-name="T20"> file to the past debate list needs to be added. There should be a button to upload the file. When the file is uploaded a debate should be added to the list with the information from the JSON file displayed in the listing.</text:span></text:p>
      <text:h text:style-name="P6" text:outline-level="4" text:is-list-header="true"><text:bookmark-start text:name="__RefHeading___Toc4125_256866720"/>Review:<text:bookmark-end text:name="__RefHeading___Toc4125_256866720"/></text:h>
      <text:p text:style-name="P19">Completed: <text:span text:style-name="T6">Yes</text:span></text:p>
      <text:p text:style-name="P19">Additional Notes: <text:span text:style-name="T21">Currently, a debate may be uploaded multiple times and it will keep being appended each time the button to add it is clicked.</text:span></text:p>
      <text:h text:style-name="P2" text:outline-level="3"><text:bookmark-start text:name="__RefHeading___Toc4127_256866720"/><text:span text:style-name="T1">Sprint </text:span><text:span text:style-name="T22">5</text:span><text:span text:style-name="T1"> – </text:span><text:span text:style-name="T22">Search</text:span><text:span text:style-name="T19"> Past Debates</text:span><text:bookmark-end text:name="__RefHeading___Toc4127_256866720"/></text:h>
      <text:h text:style-name="P6" text:outline-level="4"><text:bookmark-start text:name="__RefHeading___Toc4129_256866720"/><text:span text:style-name="T2">Overview</text:span><text:span text:style-name="T1">:</text:span><text:bookmark-end text:name="__RefHeading___Toc4129_256866720"/></text:h>
      <text:p text:style-name="P15">Start On: <text:span text:style-name="T65">11-</text:span>1<text:span text:style-name="T65">2</text:span>-23</text:p>
      <text:p text:style-name="P19">Complete By: <text:span text:style-name="T22">1</text:span><text:span text:style-name="T66">8</text:span>-1<text:span text:style-name="T66">2</text:span>-23</text:p>
      <text:h text:style-name="P6" text:outline-level="4"><text:bookmark-start text:name="__RefHeading___Toc4131_256866720"/><text:soft-page-break/>Description:<text:bookmark-end text:name="__RefHeading___Toc4131_256866720"/></text:h>
      <text:p text:style-name="P26"><text:span text:style-name="T23">With </text:span><text:span text:style-name="T11">JavaScript</text:span><text:span text:style-name="T25">, a</text:span> search box should now have a button that will show only items matching the input when clicked.</text:p>
      <text:h text:style-name="P6" text:outline-level="4" text:is-list-header="true"><text:bookmark-start text:name="__RefHeading___Toc4133_256866720"/>Review:<text:bookmark-end text:name="__RefHeading___Toc4133_256866720"/></text:h>
      <text:p text:style-name="P19">Completed: <text:span text:style-name="T6">Yes</text:span></text:p>
      <text:p text:style-name="P19">Additional Notes:</text:p>
      <text:h text:style-name="P2" text:outline-level="3"><text:bookmark-start text:name="__RefHeading___Toc4135_256866720"/><text:span text:style-name="T1">Sprint </text:span><text:span text:style-name="T32">6</text:span><text:span text:style-name="T1"> – </text:span><text:span text:style-name="T32">Test and Resolve Issues</text:span><text:bookmark-end text:name="__RefHeading___Toc4135_256866720"/></text:h>
      <text:h text:style-name="P6" text:outline-level="4"><text:bookmark-start text:name="__RefHeading___Toc4137_256866720"/><text:span text:style-name="T2">Overview</text:span><text:span text:style-name="T1">:</text:span><text:bookmark-end text:name="__RefHeading___Toc4137_256866720"/></text:h>
      <text:p text:style-name="P15">Start On: <text:span text:style-name="T70">1</text:span>-1-2<text:span text:style-name="T70">4</text:span></text:p>
      <text:p text:style-name="P19">Complete By: <text:span text:style-name="T70">8</text:span>-1-2<text:span text:style-name="T69">4</text:span></text:p>
      <text:h text:style-name="P6" text:outline-level="4"><text:bookmark-start text:name="__RefHeading___Toc4139_256866720"/>Description:<text:bookmark-end text:name="__RefHeading___Toc4139_256866720"/></text:h>
      <text:p text:style-name="P27">Any bugs or issues that were raised in the <text:span text:style-name="T8">Additional Notes </text:span><text:span text:style-name="T24">section</text:span><text:span text:style-name="T26">s</text:span><text:span text:style-name="T24"> have a 2 week allocated period to be resolved here.</text:span></text:p>
      <text:p text:style-name="P12">15-11-23: Updated Logic in uploadDebate() Function to check if there is a matching debate title in the list of debates already. If so, the debate is not added.</text:p>
      <text:h text:style-name="P6" text:outline-level="4" text:is-list-header="true"><text:bookmark-start text:name="__RefHeading___Toc4141_256866720"/>Review:<text:bookmark-end text:name="__RefHeading___Toc4141_256866720"/></text:h>
      <text:p text:style-name="P19">Completed: <text:span text:style-name="T6">Yes</text:span></text:p>
      <text:p text:style-name="P19">Additional Notes:</text:p>
      <text:h text:style-name="P2" text:outline-level="3"><text:bookmark-start text:name="__RefHeading___Toc4143_256866720"/><text:span text:style-name="T1">Sprint </text:span><text:span text:style-name="T37">7</text:span><text:span text:style-name="T1"> – </text:span><text:span text:style-name="T37">Implement Login Box</text:span><text:bookmark-end text:name="__RefHeading___Toc4143_256866720"/></text:h>
      <text:h text:style-name="P6" text:outline-level="4"><text:bookmark-start text:name="__RefHeading___Toc4145_256866720"/><text:span text:style-name="T2">Overview</text:span><text:span text:style-name="T1">:</text:span><text:bookmark-end text:name="__RefHeading___Toc4145_256866720"/></text:h>
      <text:p text:style-name="P15">Start On: <text:span text:style-name="T44">8-1-24</text:span></text:p>
      <text:p text:style-name="P19">Complete By: <text:span text:style-name="T50">2</text:span><text:span text:style-name="T44">2-1-24</text:span></text:p>
      <text:h text:style-name="P6" text:outline-level="4"><text:bookmark-start text:name="__RefHeading___Toc4147_256866720"/>Description:<text:bookmark-end text:name="__RefHeading___Toc4147_256866720"/></text:h>
      <text:p text:style-name="P10">Add the login box in the location specified in the product draft. Functionality should be created for displaying the account that has been signed into by the user. The user must be able to enter a username and password and once verified, the page must reflect the change is status via the “title box”</text:p>
      <text:h text:style-name="P6" text:outline-level="4" text:is-list-header="true"><text:bookmark-start text:name="__RefHeading___Toc4149_256866720"/>Review:<text:bookmark-end text:name="__RefHeading___Toc4149_256866720"/></text:h>
      <text:p text:style-name="P19">Completed: <text:span text:style-name="T6">Yes</text:span></text:p>
      <text:p text:style-name="P19">Additional Notes:</text:p>
      <text:p text:style-name="P13">Verification of a user can not be developed at this stage as the page has not been connected to a back-end database. </text:p>
      <text:h text:style-name="P2" text:outline-level="3"><text:bookmark-start text:name="__RefHeading___Toc4151_256866720"/><text:soft-page-break/><text:span text:style-name="T1">Sprint </text:span><text:span text:style-name="T38">8</text:span><text:span text:style-name="T1"> – </text:span><text:span text:style-name="T41">Create Message Box</text:span><text:bookmark-end text:name="__RefHeading___Toc4151_256866720"/></text:h>
      <text:h text:style-name="P6" text:outline-level="4"><text:bookmark-start text:name="__RefHeading___Toc4153_256866720"/><text:span text:style-name="T2">Overview</text:span><text:span text:style-name="T1">:</text:span><text:bookmark-end text:name="__RefHeading___Toc4153_256866720"/></text:h>
      <text:p text:style-name="P15">Start On: <text:span text:style-name="T51">22</text:span><text:span text:style-name="T44">-1-24</text:span></text:p>
      <text:p text:style-name="P19">Complete By: <text:span text:style-name="T51">5</text:span><text:span text:style-name="T44">-</text:span><text:span text:style-name="T51">2</text:span><text:span text:style-name="T44">-24</text:span></text:p>
      <text:h text:style-name="P6" text:outline-level="4"><text:bookmark-start text:name="__RefHeading___Toc4155_256866720"/>Description:<text:bookmark-end text:name="__RefHeading___Toc4155_256866720"/></text:h>
      <text:p text:style-name="P11">Create a section at the bottom of the page where users can enter messages into the selected debate rooms. These messages should be written into Debate Room JSON file when saved. </text:p>
      <text:h text:style-name="P6" text:outline-level="4" text:is-list-header="true"><text:bookmark-start text:name="__RefHeading___Toc4157_256866720"/>Review:<text:bookmark-end text:name="__RefHeading___Toc4157_256866720"/></text:h>
      <text:p text:style-name="P19">Completed: <text:span text:style-name="T6">Yes</text:span></text:p>
      <text:p text:style-name="P19">Additional Notes:</text:p>
      <text:h text:style-name="P2" text:outline-level="3"><text:bookmark-start text:name="__RefHeading___Toc4159_256866720"/><text:span text:style-name="T1">Sprint </text:span><text:span text:style-name="T42">9</text:span><text:span text:style-name="T1"> – </text:span><text:span text:style-name="T41">Create </text:span><text:span text:style-name="T42">Debate Room Info Box</text:span><text:bookmark-end text:name="__RefHeading___Toc4159_256866720"/></text:h>
      <text:h text:style-name="P6" text:outline-level="4"><text:bookmark-start text:name="__RefHeading___Toc4161_256866720"/><text:span text:style-name="T2">Overview</text:span><text:span text:style-name="T1">:</text:span><text:bookmark-end text:name="__RefHeading___Toc4161_256866720"/></text:h>
      <text:p text:style-name="P15">Start On: <text:span text:style-name="T52">5</text:span><text:span text:style-name="T44">-</text:span><text:span text:style-name="T53">2</text:span><text:span text:style-name="T44">-24</text:span></text:p>
      <text:p text:style-name="P19">Complete By: <text:span text:style-name="T52">19</text:span><text:span text:style-name="T44">-</text:span><text:span text:style-name="T53">2</text:span><text:span text:style-name="T44">-24</text:span></text:p>
      <text:h text:style-name="P6" text:outline-level="4"><text:bookmark-start text:name="__RefHeading___Toc4163_256866720"/>Description:<text:bookmark-end text:name="__RefHeading___Toc4163_256866720"/></text:h>
      <text:p text:style-name="P28"><text:span text:style-name="T24">To accompany the new chat box created in the </text:span><text:span text:style-name="T28">previous</text:span><text:span text:style-name="T24"> sprint, there should be an adjacent window to clearly display the information of the room the user has currently selected as the Debate Room list only displays the title so the user may select it. </text:span><text:span text:style-name="T27">To load the information changes will need to be made to the data being stored into the items in the Debate Room list. Currently when a debate is uploaded from a JSON file, only the title is actually being retrieved. Items in the list will need to contain attributes that are not visible on the page, but can be read into the new information box when selected.</text:span></text:p>
      <text:h text:style-name="P6" text:outline-level="4" text:is-list-header="true"><text:bookmark-start text:name="__RefHeading___Toc4165_256866720"/>Review:<text:bookmark-end text:name="__RefHeading___Toc4165_256866720"/></text:h>
      <text:p text:style-name="P19">Completed: <text:span text:style-name="T6">Yes</text:span></text:p>
      <text:p text:style-name="P19">Additional Notes:</text:p>
      <text:h text:style-name="P2" text:outline-level="3"><text:bookmark-start text:name="__RefHeading___Toc4167_256866720"/><text:span text:style-name="T1">Sprint </text:span><text:span text:style-name="T43">10</text:span><text:span text:style-name="T1"> – </text:span><text:span text:style-name="T44">Overwrite </text:span><text:span text:style-name="T45">Current Debate</text:span><text:bookmark-end text:name="__RefHeading___Toc4167_256866720"/></text:h>
      <text:h text:style-name="P6" text:outline-level="4"><text:bookmark-start text:name="__RefHeading___Toc4169_256866720"/><text:span text:style-name="T2">Overview</text:span><text:span text:style-name="T1">:</text:span><text:bookmark-end text:name="__RefHeading___Toc4169_256866720"/></text:h>
      <text:p text:style-name="P15">Start On: <text:span text:style-name="T53">19</text:span><text:span text:style-name="T44">-</text:span><text:span text:style-name="T53">2</text:span><text:span text:style-name="T44">-24</text:span></text:p>
      <text:p text:style-name="P19">Complete By: <text:span text:style-name="T53">4</text:span><text:span text:style-name="T46">-</text:span><text:span text:style-name="T53">3</text:span><text:span text:style-name="T46">-24</text:span></text:p>
      <text:h text:style-name="P6" text:outline-level="4"><text:bookmark-start text:name="__RefHeading___Toc4171_256866720"/>Description:<text:bookmark-end text:name="__RefHeading___Toc4171_256866720"/></text:h>
      <text:p text:style-name="P29"><text:span text:style-name="T27">T</text:span><text:span text:style-name="T24">he functionality to overwrite the current debate information needs to be added so that a user can update the room if for example they want to change the description or duration etc. This should be </text:span><text:soft-page-break/><text:span text:style-name="T24">added as a new button in the Create New Debate section that says overwrite debate and replaces the information with the currently entered data when clicked.</text:span></text:p>
      <text:h text:style-name="P6" text:outline-level="4" text:is-list-header="true"><text:bookmark-start text:name="__RefHeading___Toc4173_256866720"/>Review:<text:bookmark-end text:name="__RefHeading___Toc4173_256866720"/></text:h>
      <text:p text:style-name="P19">Completed: <text:span text:style-name="T6">Yes</text:span></text:p>
      <text:p text:style-name="P19">Additional Notes:</text:p>
      <text:h text:style-name="P3" text:outline-level="3"><text:bookmark-start text:name="__RefHeading___Toc4167_256866720 Copy 1"/><text:span text:style-name="T1">Sprint </text:span><text:span text:style-name="T43">1</text:span><text:span text:style-name="T47">1</text:span><text:span text:style-name="T1"> – </text:span><text:span text:style-name="T48">Data Integrity </text:span><text:bookmark-end text:name="__RefHeading___Toc4167_256866720 Copy 1"/></text:h>
      <text:h text:style-name="P7" text:outline-level="4"><text:bookmark-start text:name="__RefHeading___Toc4169_256866720 Copy 1"/><text:span text:style-name="T2">Overview</text:span><text:span text:style-name="T1">:</text:span><text:bookmark-end text:name="__RefHeading___Toc4169_256866720 Copy 1"/></text:h>
      <text:p text:style-name="P16">Start On: <text:span text:style-name="T54">4</text:span><text:span text:style-name="T44">-</text:span><text:span text:style-name="T54">3</text:span><text:span text:style-name="T44">-24</text:span></text:p>
      <text:p text:style-name="P20">Complete By: <text:span text:style-name="T54">18</text:span><text:span text:style-name="T49">-</text:span><text:span text:style-name="T54">3</text:span><text:span text:style-name="T46">-24</text:span></text:p>
      <text:h text:style-name="P7" text:outline-level="4"><text:bookmark-start text:name="__RefHeading___Toc4171_256866720 Copy 1"/>Description:<text:bookmark-end text:name="__RefHeading___Toc4171_256866720 Copy 1"/></text:h>
      <text:p text:style-name="P30"><text:span text:style-name="T24">The code needs to </text:span><text:span text:style-name="T29">ensure that the data entered into any fields is checked for correctness before being used. For example the number of participants must be more than two and the duration cannot be negative. </text:span><text:span text:style-name="T30">An error message must be displayed to tell the user if they enter information that is incorrect.</text:span></text:p>
      <text:h text:style-name="P7" text:outline-level="4" text:is-list-header="true"><text:bookmark-start text:name="__RefHeading___Toc4173_256866720 Copy 1"/>Review:<text:bookmark-end text:name="__RefHeading___Toc4173_256866720 Copy 1"/></text:h>
      <text:p text:style-name="P20">Completed: <text:span text:style-name="T6">Yes</text:span></text:p>
      <text:p text:style-name="P20">Additional Notes:</text:p>
      <text:p text:style-name="P31">Used the built in browser notification system to display the messages to the user.</text:p>
      <text:p text:style-name="P31"/>
      <text:h text:style-name="P4" text:outline-level="3"><text:bookmark-start text:name="__RefHeading___Toc4167_256866720 Copy 1 Copy 1"/><text:span text:style-name="T1">Sprint </text:span><text:span text:style-name="T43">1</text:span><text:span text:style-name="T47">1</text:span><text:span text:style-name="T1"> – </text:span><text:span text:style-name="T50">Exception Handling</text:span><text:bookmark-end text:name="__RefHeading___Toc4167_256866720 Copy 1 Copy 1"/></text:h>
      <text:h text:style-name="P8" text:outline-level="4"><text:bookmark-start text:name="__RefHeading___Toc4169_256866720 Copy 1 Copy 1"/><text:span text:style-name="T2">Overview</text:span><text:span text:style-name="T1">:</text:span><text:bookmark-end text:name="__RefHeading___Toc4169_256866720 Copy 1 Copy 1"/></text:h>
      <text:p text:style-name="P17">Start On: <text:span text:style-name="T55">18</text:span><text:span text:style-name="T44">-</text:span><text:span text:style-name="T55">3</text:span><text:span text:style-name="T44">-24</text:span></text:p>
      <text:p text:style-name="P21">Complete By: <text:span text:style-name="T55">1</text:span><text:span text:style-name="T49">-</text:span><text:span text:style-name="T55">4</text:span><text:span text:style-name="T46">-24</text:span></text:p>
      <text:h text:style-name="P8" text:outline-level="4"><text:bookmark-start text:name="__RefHeading___Toc4171_256866720 Copy 1 Copy 1"/>Description:<text:bookmark-end text:name="__RefHeading___Toc4171_256866720 Copy 1 Copy 1"/></text:h>
      <text:p text:style-name="P32"><text:span text:style-name="T30">A</text:span><text:span text:style-name="T24">fter getting feedback from the test group over Christmas, there are bugs with errors not being caught correctly in some edge cases. Add exception handling to all cases where </text:span><text:span text:style-name="T31">functions take inputs that are not pre-determined.</text:span></text:p>
      <text:h text:style-name="P8" text:outline-level="4" text:is-list-header="true"><text:bookmark-start text:name="__RefHeading___Toc4173_256866720 Copy 1 Copy 1"/>Review:<text:bookmark-end text:name="__RefHeading___Toc4173_256866720 Copy 1 Copy 1"/></text:h>
      <text:p text:style-name="P21">Completed: <text:span text:style-name="T6">Yes</text:span></text:p>
      <text:p text:style-name="P21">Additional Notes:</text:p>
      <text:h text:style-name="P5" text:outline-level="3"><text:bookmark-start text:name="__RefHeading___Toc4167_256866720 Copy 1 Copy 1 Copy 1"/><text:soft-page-break/><text:span text:style-name="T1">Sprint </text:span><text:span text:style-name="T43">1</text:span><text:span text:style-name="T56">2</text:span><text:span text:style-name="T1"> – </text:span><text:span text:style-name="T57">Encryption of JSON files for Security</text:span><text:bookmark-end text:name="__RefHeading___Toc4167_256866720 Copy 1 Copy 1 Copy 1"/></text:h>
      <text:h text:style-name="P9" text:outline-level="4"><text:bookmark-start text:name="__RefHeading___Toc4169_256866720 Copy 1 Copy 1 Copy 1"/><text:span text:style-name="T2">Overview</text:span><text:span text:style-name="T1">:</text:span><text:bookmark-end text:name="__RefHeading___Toc4169_256866720 Copy 1 Copy 1 Copy 1"/></text:h>
      <text:p text:style-name="P18">Start On: <text:span text:style-name="T58">1</text:span><text:span text:style-name="T44">-</text:span><text:span text:style-name="T55">3</text:span><text:span text:style-name="T44">-24</text:span></text:p>
      <text:p text:style-name="P22">Complete By: <text:span text:style-name="T55">1</text:span><text:span text:style-name="T59">5</text:span><text:span text:style-name="T49">-</text:span><text:span text:style-name="T55">4</text:span><text:span text:style-name="T46">-24</text:span></text:p>
      <text:h text:style-name="P9" text:outline-level="4"><text:bookmark-start text:name="__RefHeading___Toc4171_256866720 Copy 1 Copy 1 Copy 1"/>Description:<text:bookmark-end text:name="__RefHeading___Toc4171_256866720 Copy 1 Copy 1 Copy 1"/></text:h>
      <text:p text:style-name="P33"><text:span text:style-name="T31">D</text:span><text:span text:style-name="T24">ue to the change in security requirements for the program, JSON files must be encrypted with base64 when stored locally and only decrypted when uploaded to the program and displayed to the user.</text:span></text:p>
      <text:h text:style-name="P9" text:outline-level="4" text:is-list-header="true"><text:bookmark-start text:name="__RefHeading___Toc4173_256866720 Copy 1 Copy 1 Copy 1"/>Review:<text:bookmark-end text:name="__RefHeading___Toc4173_256866720 Copy 1 Copy 1 Copy 1"/></text:h>
      <text:p text:style-name="P22">Completed: <text:span text:style-name="T6">Yes</text:span></text:p>
      <text:p text:style-name="P22">Additional Notes:</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1T11:56:54.062000000</meta:creation-date>
    <dc:date>2024-04-16T13:52:56.429000000</dc:date>
    <meta:editing-duration>PT18H13M39S</meta:editing-duration>
    <meta:editing-cycles>89</meta:editing-cycles>
    <meta:generator>LibreOffice/7.6.2.1$Windows_X86_64 LibreOffice_project/56f7684011345957bbf33a7ee678afaf4d2ba333</meta:generator>
    <meta:print-date>2024-04-16T13:53:33.853000000</meta:print-date>
    <meta:printed-by>PDF files</meta:printed-by>
    <meta:document-statistic meta:table-count="0" meta:image-count="0" meta:object-count="0" meta:page-count="6" meta:paragraph-count="130" meta:word-count="1042" meta:character-count="6039" meta:non-whitespace-character-count="5109"/>
  </office:meta>
</office:document-meta>
</file>